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paragraph-properties fo:text-align="justify" style:justify-single-word="false"/>
      <style:text-properties officeooo:rsid="001bdaef" officeooo:paragraph-rsid="001bdaef"/>
    </style:style>
    <style:style style:name="P2" style:family="paragraph" style:parent-style-name="Footnote">
      <style:text-properties officeooo:rsid="0019001c" officeooo:paragraph-rsid="0019001c"/>
    </style:style>
    <style:style style:name="P3" style:family="paragraph" style:parent-style-name="Heading_20_1">
      <style:paragraph-properties fo:margin-top="0.122cm" fo:margin-bottom="0cm" loext:contextual-spacing="false" fo:line-height="100%" fo:text-align="justify" style:justify-single-word="false" style:writing-mode="page"/>
      <style:text-properties fo:font-size="12pt" officeooo:paragraph-rsid="00207c76" style:font-size-asian="10.5pt" style:font-size-complex="12pt"/>
    </style:style>
    <style:style style:name="P4" style:family="paragraph" style:parent-style-name="Heading_20_1">
      <style:paragraph-properties fo:margin-top="0.122cm" fo:margin-bottom="0cm" loext:contextual-spacing="false" fo:line-height="100%" fo:text-align="justify" style:justify-single-word="false" style:writing-mode="page"/>
      <style:text-properties fo:font-size="12pt" officeooo:paragraph-rsid="00213908" style:font-size-asian="10.5pt" style:font-size-complex="12pt"/>
    </style:style>
    <style:style style:name="P5" style:family="paragraph" style:parent-style-name="Heading_20_1">
      <style:paragraph-properties fo:margin-top="0.122cm" fo:margin-bottom="0cm" loext:contextual-spacing="false" fo:line-height="100%" fo:text-align="justify" style:justify-single-word="false" style:writing-mode="page"/>
      <style:text-properties fo:font-size="12pt" officeooo:paragraph-rsid="0025c3fc" style:font-size-asian="10.5pt" style:font-size-complex="12pt"/>
    </style:style>
    <style:style style:name="P6" style:family="paragraph" style:parent-style-name="Heading_20_1">
      <style:paragraph-properties fo:margin-top="0.122cm" fo:margin-bottom="0cm" loext:contextual-spacing="false" fo:line-height="100%" fo:text-align="center" style:justify-single-word="false" style:writing-mode="page"/>
      <style:text-properties fo:font-size="12pt" officeooo:paragraph-rsid="00202b14" style:font-size-asian="10.5pt" style:font-size-complex="12pt"/>
    </style:style>
    <style:style style:name="P7" style:family="paragraph" style:parent-style-name="Heading_20_1">
      <style:paragraph-properties fo:margin-top="0.122cm" fo:margin-bottom="0cm" loext:contextual-spacing="false" fo:line-height="100%" fo:text-align="justify" style:justify-single-word="false" style:writing-mode="page"/>
      <style:text-properties fo:font-size="12pt" fo:language="es" fo:country="ES" officeooo:rsid="00144298" officeooo:paragraph-rsid="00202b14" style:font-size-asian="10.5pt" style:font-size-complex="12pt"/>
    </style:style>
    <style:style style:name="P8" style:family="paragraph" style:parent-style-name="Heading_20_1">
      <style:paragraph-properties fo:margin-top="0.122cm" fo:margin-bottom="0cm" loext:contextual-spacing="false" fo:line-height="100%" fo:text-align="center" style:justify-single-word="false" style:writing-mode="page"/>
      <style:text-properties fo:font-size="12pt" fo:language="es" fo:country="ES" officeooo:rsid="007bfeb9" officeooo:paragraph-rsid="00202b14" style:font-size-asian="10.5pt" style:font-size-complex="12pt"/>
    </style:style>
    <style:style style:name="P9" style:family="paragraph" style:parent-style-name="Heading_20_1">
      <style:paragraph-properties fo:margin-top="0.122cm" fo:margin-bottom="0cm" loext:contextual-spacing="false" fo:line-height="100%" fo:text-align="justify" style:justify-single-word="false" style:writing-mode="page"/>
      <style:text-properties fo:font-size="12pt" fo:language="es" fo:country="ES" fo:font-weight="bold" officeooo:rsid="002ad042" officeooo:paragraph-rsid="002ad042" style:font-size-asian="10.5pt" style:font-weight-asian="bold" style:font-size-complex="12pt" style:font-weight-complex="bold"/>
    </style:style>
    <style:style style:name="P10" style:family="paragraph" style:parent-style-name="Heading_20_1">
      <style:paragraph-properties fo:margin-top="0.122cm" fo:margin-bottom="0cm" loext:contextual-spacing="false" fo:line-height="100%" fo:text-align="justify" style:justify-single-word="false" style:writing-mode="page"/>
      <style:text-properties fo:font-size="12pt" fo:language="es" fo:country="ES" fo:font-weight="normal" officeooo:rsid="0027f293" officeooo:paragraph-rsid="00202b14" style:font-size-asian="10.5pt" style:font-weight-asian="normal" style:font-size-complex="12pt" style:font-weight-complex="normal"/>
    </style:style>
    <style:style style:name="P11" style:family="paragraph" style:parent-style-name="Heading_20_1">
      <style:paragraph-properties fo:margin-top="0.122cm" fo:margin-bottom="0cm" loext:contextual-spacing="false" fo:line-height="100%" fo:text-align="justify" style:justify-single-word="false" style:writing-mode="page"/>
      <style:text-properties fo:font-size="12pt" fo:language="es" fo:country="ES" fo:font-weight="normal" officeooo:rsid="002ad042" officeooo:paragraph-rsid="002ad042" style:font-size-asian="10.5pt" style:font-weight-asian="normal" style:font-size-complex="12pt" style:font-weight-complex="normal"/>
    </style:style>
    <style:style style:name="P12" style:family="paragraph" style:parent-style-name="Heading_20_1">
      <style:paragraph-properties fo:margin-top="0.122cm" fo:margin-bottom="0cm" loext:contextual-spacing="false" fo:line-height="100%" fo:text-align="justify" style:justify-single-word="false" style:writing-mode="page"/>
      <style:text-properties fo:font-size="12pt" fo:font-weight="normal" officeooo:rsid="00207c76" officeooo:paragraph-rsid="00207c76" style:font-size-asian="10.5pt" style:font-weight-asian="normal" style:font-size-complex="12pt" style:font-weight-complex="normal"/>
    </style:style>
    <style:style style:name="P13" style:family="paragraph" style:parent-style-name="Heading_20_1">
      <style:paragraph-properties fo:margin-top="0.122cm" fo:margin-bottom="0cm" loext:contextual-spacing="false" fo:line-height="100%" fo:text-align="center" style:justify-single-word="false"/>
      <style:text-properties fo:font-size="16pt" fo:language="es" fo:country="ES" fo:font-weight="bold" officeooo:paragraph-rsid="00077f3b" style:font-size-asian="16pt" style:font-weight-asian="bold" style:font-size-complex="16pt" style:font-weight-complex="bold"/>
    </style:style>
    <style:style style:name="P14" style:family="paragraph" style:parent-style-name="Heading_20_1">
      <style:paragraph-properties fo:margin-top="0.122cm" fo:margin-bottom="0cm" loext:contextual-spacing="false" fo:line-height="100%" fo:text-align="center" style:justify-single-word="false" style:writing-mode="page"/>
      <style:text-properties fo:font-size="12pt" fo:language="es" fo:country="ES" fo:font-style="italic" officeooo:rsid="002bc379" officeooo:paragraph-rsid="002bc379" style:font-size-asian="10.5pt" style:font-style-asian="italic" style:font-size-complex="12pt" style:font-style-complex="italic"/>
    </style:style>
    <style:style style:name="T1" style:family="text">
      <style:text-properties officeooo:rsid="001bdaef"/>
    </style:style>
    <style:style style:name="T2" style:family="text">
      <style:text-properties officeooo:rsid="0027f19a"/>
    </style:style>
    <style:style style:name="T3" style:family="text">
      <style:text-properties style:text-underline-style="none" officeooo:rsid="0027f19a"/>
    </style:style>
    <style:style style:name="T4" style:family="text">
      <style:text-properties fo:font-size="10pt" style:font-size-asian="10pt" style:font-size-complex="10pt"/>
    </style:style>
    <style:style style:name="T5" style:family="text">
      <style:text-properties officeooo:rsid="001a37d4"/>
    </style:style>
    <style:style style:name="T6" style:family="text">
      <style:text-properties fo:font-weight="normal" officeooo:rsid="001bea43" style:font-weight-asian="normal" style:font-weight-complex="normal"/>
    </style:style>
    <style:style style:name="T7" style:family="text">
      <style:text-properties fo:font-weight="normal" officeooo:rsid="0015edf8" style:font-weight-asian="normal" style:font-weight-complex="normal"/>
    </style:style>
    <style:style style:name="T8" style:family="text">
      <style:text-properties fo:font-weight="normal" officeooo:rsid="00202b14" style:font-weight-asian="normal" style:font-weight-complex="normal"/>
    </style:style>
    <style:style style:name="T9" style:family="text">
      <style:text-properties fo:font-weight="normal" officeooo:rsid="0027f293" style:font-weight-asian="normal" style:font-weight-complex="normal"/>
    </style:style>
    <style:style style:name="T10" style:family="text">
      <style:text-properties fo:font-style="italic" style:font-style-asian="italic"/>
    </style:style>
    <style:style style:name="T11" style:family="text">
      <style:text-properties fo:language="es" fo:country="ES" fo:font-style="italic" officeooo:rsid="000b72aa" style:font-size-asian="12pt" style:font-style-asian="italic" style:font-style-complex="italic"/>
    </style:style>
    <style:style style:name="T12" style:family="text">
      <style:text-properties fo:language="es" fo:country="ES" fo:font-style="italic" fo:font-weight="normal" officeooo:rsid="001bea43" style:font-style-asian="italic" style:font-weight-asian="normal" style:font-style-complex="italic" style:font-weight-complex="normal"/>
    </style:style>
    <style:style style:name="T13" style:family="text">
      <style:text-properties fo:language="es" fo:country="ES" fo:font-style="italic" fo:font-weight="normal" officeooo:rsid="000ec514" style:font-style-asian="italic" style:font-weight-asian="normal" style:font-style-complex="italic" style:font-weight-complex="normal"/>
    </style:style>
    <style:style style:name="T14" style:family="text">
      <style:text-properties fo:language="es" fo:country="ES" officeooo:rsid="000b72aa" style:font-size-asian="12pt"/>
    </style:style>
    <style:style style:name="T15" style:family="text">
      <style:text-properties fo:language="es" fo:country="ES" officeooo:rsid="000ec514" style:font-size-asian="12pt"/>
    </style:style>
    <style:style style:name="T16" style:family="text">
      <style:text-properties fo:language="es" fo:country="ES" officeooo:rsid="00202b14" style:font-size-asian="12pt"/>
    </style:style>
    <style:style style:name="T17" style:family="text">
      <style:text-properties fo:language="es" fo:country="ES" officeooo:rsid="007bfeb9" style:font-size-asian="12pt"/>
    </style:style>
    <style:style style:name="T18" style:family="text">
      <style:text-properties fo:language="es" fo:country="ES" officeooo:rsid="0025f0f0" style:font-size-asian="12pt"/>
    </style:style>
    <style:style style:name="T19" style:family="text">
      <style:text-properties fo:language="es" fo:country="ES" fo:font-weight="bold" officeooo:rsid="000ec514" style:font-weight-asian="bold" style:font-weight-complex="bold"/>
    </style:style>
    <style:style style:name="T20" style:family="text">
      <style:text-properties fo:language="es" fo:country="ES" fo:font-weight="bold" officeooo:rsid="00202b14" style:font-weight-asian="bold" style:font-weight-complex="bold"/>
    </style:style>
    <style:style style:name="T21" style:family="text">
      <style:text-properties fo:language="es" fo:country="ES" fo:font-weight="bold" officeooo:rsid="000b4b66" style:font-weight-asian="bold" style:font-weight-complex="bold"/>
    </style:style>
    <style:style style:name="T22" style:family="text">
      <style:text-properties fo:language="es" fo:country="ES" fo:font-weight="bold" officeooo:rsid="00077f3b" style:font-weight-asian="bold" style:font-weight-complex="bold"/>
    </style:style>
    <style:style style:name="T23" style:family="text">
      <style:text-properties fo:language="es" fo:country="ES" fo:font-weight="bold" officeooo:rsid="0009599d" style:font-weight-asian="bold" style:font-weight-complex="bold"/>
    </style:style>
    <style:style style:name="T24" style:family="text">
      <style:text-properties fo:language="es" fo:country="ES" fo:font-weight="bold" officeooo:rsid="00144298" style:font-weight-asian="bold" style:font-weight-complex="bold"/>
    </style:style>
    <style:style style:name="T25" style:family="text">
      <style:text-properties fo:language="es" fo:country="ES" officeooo:rsid="001bea43"/>
    </style:style>
    <style:style style:name="T26" style:family="text">
      <style:text-properties fo:language="es" fo:country="ES" officeooo:rsid="001bdaef"/>
    </style:style>
    <style:style style:name="T27" style:family="text">
      <style:text-properties fo:language="es" fo:country="ES" fo:font-weight="normal" officeooo:rsid="000d685d" style:font-weight-asian="normal" style:font-weight-complex="normal"/>
    </style:style>
    <style:style style:name="T28" style:family="text">
      <style:text-properties fo:language="es" fo:country="ES" fo:font-weight="normal" officeooo:rsid="000b72aa" style:font-weight-asian="normal" style:font-weight-complex="normal"/>
    </style:style>
    <style:style style:name="T29" style:family="text">
      <style:text-properties fo:language="es" fo:country="ES" fo:font-weight="normal" officeooo:rsid="000ec514" style:font-weight-asian="normal" style:font-weight-complex="normal"/>
    </style:style>
    <style:style style:name="T30" style:family="text">
      <style:text-properties fo:language="es" fo:country="ES" fo:font-weight="normal" officeooo:rsid="001bea43" style:font-weight-asian="normal" style:font-weight-complex="normal"/>
    </style:style>
    <style:style style:name="T31" style:family="text">
      <style:text-properties fo:language="es" fo:country="ES" fo:font-weight="normal" officeooo:rsid="00144298" style:font-weight-asian="normal" style:font-weight-complex="normal"/>
    </style:style>
    <style:style style:name="T32" style:family="text">
      <style:text-properties fo:language="es" fo:country="ES" fo:font-weight="normal" officeooo:rsid="0015edf8" style:font-weight-asian="normal" style:font-weight-complex="normal"/>
    </style:style>
    <style:style style:name="T33" style:family="text">
      <style:text-properties fo:language="es" fo:country="ES" fo:font-weight="normal" officeooo:rsid="0025c3fc" style:font-weight-asian="normal" style:font-weight-complex="normal"/>
    </style:style>
    <style:style style:name="T34" style:family="text">
      <style:text-properties fo:language="es" fo:country="ES" fo:font-weight="normal" officeooo:rsid="0026b60f" style:font-weight-asian="normal" style:font-weight-complex="normal"/>
    </style:style>
    <style:style style:name="T35" style:family="text">
      <style:text-properties fo:language="es" fo:country="ES" officeooo:rsid="00125ae0"/>
    </style:style>
    <style:style style:name="T36" style:family="text">
      <style:text-properties fo:language="es" fo:country="ES" officeooo:rsid="00144298"/>
    </style:style>
    <style:style style:name="T37" style:family="text">
      <style:text-properties officeooo:rsid="0027f29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itle/>Shoggoth<text:span text:style-name="T1">Viz: Justificación</text:span></text:p>
      <text:p text:style-name="P14">Herramienta para la visualización de código fuente de proyectos hospedados en repositorios abiertos de software</text:p>
      <text:p text:style-name="P6"><text:span text:style-name="T26"><text:title/></text:span><text:span text:style-name="T26">Joan Sebastian Lopez Riaño</text:span><text:span text:style-name="T26"><text:note text:id="ftn1" text:note-class="footnote"><text:note-citation>1</text:note-citation><text:note-body><text:p text:style-name="P1">. <text:span text:style-name="T4">Ingeniero de Sistemas – Universidad Nacional de Colombia, Especialista en Creación Multimedia – Universidad de los Andes.</text:span></text:p></text:note-body></text:note></text:span></text:p>
      <text:p text:style-name="P8">Facultad de Ingeniería,Universidad Nacional de Colombia, Bogotá, Colombia</text:p>
      <text:p text:style-name="P3"><text:span text:style-name="T20">1.</text:span><text:span text:style-name="T19">Metáfora </text:span><text:span text:style-name="T20">de visualización orgánica evolutiva</text:span></text:p>
      <text:p text:style-name="P12"><text:span text:style-name="T14">Dentro de los proyectos que en la actualidad abordan </text:span><text:span text:style-name="T15">metáforas</text:span><text:span text:style-name="T14"> alternativas a las tradicionales en el campo de la </text:span><text:span text:style-name="T15">visualización</text:span><text:span text:style-name="T14"> de código fuente aplicado en proyectos de Software Libre y Open Source existen aun brechas donde nuevas aproximaciones como la que se quiere desarrollar tienen </text:span><text:span text:style-name="T16">se justifican</text:span><text:span text:style-name="T14">. Mientras que por una parte proyectos como </text:span><text:span text:style-name="T11">Software Feathers</text:span><text:reference-mark-start text:name="ZOTERO_ITEM CSL_CITATION {&quot;citationID&quot;:&quot;1oq60cmo6u&quot;,&quot;properties&quot;:{&quot;formattedCitation&quot;:&quot;[1]&quot;,&quot;plainCitation&quot;:&quot;[1]&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EZrPIOuMxS"/><text:span text:style-name="T17">[1]</text:span><text:reference-mark-end text:name="ZOTERO_ITEM CSL_CITATION {&quot;citationID&quot;:&quot;1oq60cmo6u&quot;,&quot;properties&quot;:{&quot;formattedCitation&quot;:&quot;[1]&quot;,&quot;plainCitation&quot;:&quot;[1]&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EZrPIOuMxS"/><text:span text:style-name="T14">, </text:span><text:span text:style-name="T11">Codeology</text:span><text:reference-mark-start text:name="ZOTERO_ITEM CSL_CITATION {&quot;citationID&quot;:&quot;29hb01kurm&quot;,&quot;properties&quot;:{&quot;formattedCitation&quot;:&quot;[2]&quot;,&quot;plainCitation&quot;:&quot;[2]&quot;},&quot;citationItems&quot;:[{&quot;id&quot;:29,&quot;uris&quot;:[&quot;http://zotero.org/users/3274719/items/DPDAX49E&quot;],&quot;uri&quot;:[&quot;http://zotero.org/users/3274719/items/DPDAX49E&quot;],&quot;itemData&quot;:{&quot;id&quot;:29,&quot;type&quot;:&quot;webpage&quot;,&quot;title&quot;:&quot;Codeology&quot;,&quot;abstract&quot;:&quot;Code is powerful, but often unseen. By reimagining it we expand our understanding of it.&quot;,&quot;URL&quot;:&quot;http://codeology.braintreepayments.com/&quot;,&quot;accessed&quot;:{&quot;date-parts&quot;:[[&quot;2016&quot;,9,19]]}}}],&quot;schema&quot;:&quot;https://github.com/citation-style-language/schema/raw/master/csl-citation.json&quot;} RNDRq01SL2AWb"/><text:span text:style-name="T17">[2]</text:span><text:reference-mark-end text:name="ZOTERO_ITEM CSL_CITATION {&quot;citationID&quot;:&quot;29hb01kurm&quot;,&quot;properties&quot;:{&quot;formattedCitation&quot;:&quot;[2]&quot;,&quot;plainCitation&quot;:&quot;[2]&quot;},&quot;citationItems&quot;:[{&quot;id&quot;:29,&quot;uris&quot;:[&quot;http://zotero.org/users/3274719/items/DPDAX49E&quot;],&quot;uri&quot;:[&quot;http://zotero.org/users/3274719/items/DPDAX49E&quot;],&quot;itemData&quot;:{&quot;id&quot;:29,&quot;type&quot;:&quot;webpage&quot;,&quot;title&quot;:&quot;Codeology&quot;,&quot;abstract&quot;:&quot;Code is powerful, but often unseen. By reimagining it we expand our understanding of it.&quot;,&quot;URL&quot;:&quot;http://codeology.braintreepayments.com/&quot;,&quot;accessed&quot;:{&quot;date-parts&quot;:[[&quot;2016&quot;,9,19]]}}}],&quot;schema&quot;:&quot;https://github.com/citation-style-language/schema/raw/master/csl-citation.json&quot;} RNDRq01SL2AWb"/><text:span text:style-name="T14"> y </text:span><text:span text:style-name="T11">Malwarez</text:span><text:reference-mark-start text:name="ZOTERO_ITEM CSL_CITATION {&quot;citationID&quot;:&quot;97lv7hii8&quot;,&quot;properties&quot;:{&quot;formattedCitation&quot;:&quot;[3]&quot;,&quot;plainCitation&quot;:&quot;[3]&quot;},&quot;citationItems&quot;:[{&quot;id&quot;:8,&quot;uris&quot;:[&quot;http://zotero.org/users/3274719/items/3RWK3ZN6&quot;],&quot;uri&quot;:[&quot;http://zotero.org/users/3274719/items/3RWK3ZN6&quot;],&quot;itemData&quot;:{&quot;id&quot;:8,&quot;type&quot;:&quot;webpage&quot;,&quot;title&quot;:&quot;Malwarez&quot;,&quot;URL&quot;:&quot;http://sq.ro/malwarez.htm#&quot;,&quot;accessed&quot;:{&quot;date-parts&quot;:[[&quot;2016&quot;,9,19]]}}}],&quot;schema&quot;:&quot;https://github.com/citation-style-language/schema/raw/master/csl-citation.json&quot;} RNDavHVdpl0oC"/><text:span text:style-name="T17">[3]</text:span><text:reference-mark-end text:name="ZOTERO_ITEM CSL_CITATION {&quot;citationID&quot;:&quot;97lv7hii8&quot;,&quot;properties&quot;:{&quot;formattedCitation&quot;:&quot;[3]&quot;,&quot;plainCitation&quot;:&quot;[3]&quot;},&quot;citationItems&quot;:[{&quot;id&quot;:8,&quot;uris&quot;:[&quot;http://zotero.org/users/3274719/items/3RWK3ZN6&quot;],&quot;uri&quot;:[&quot;http://zotero.org/users/3274719/items/3RWK3ZN6&quot;],&quot;itemData&quot;:{&quot;id&quot;:8,&quot;type&quot;:&quot;webpage&quot;,&quot;title&quot;:&quot;Malwarez&quot;,&quot;URL&quot;:&quot;http://sq.ro/malwarez.htm#&quot;,&quot;accessed&quot;:{&quot;date-parts&quot;:[[&quot;2016&quot;,9,19]]}}}],&quot;schema&quot;:&quot;https://github.com/citation-style-language/schema/raw/master/csl-citation.json&quot;} RNDavHVdpl0oC"/><text:span text:style-name="T14"> profundizan en la importancia de la </text:span><text:span text:style-name="T15">interrelación</text:span><text:span text:style-name="T14"> entre el concepto visual de la </text:span><text:span text:style-name="T15">metáfora</text:span><text:span text:style-name="T14"> y la funcionalidad de las herramientas de </text:span><text:span text:style-name="T15">visualización</text:span><text:span text:style-name="T14"> para la ingeniería de software, proyectos como </text:span><text:span text:style-name="T11">Gource</text:span><text:reference-mark-start text:name="ZOTERO_ITEM CSL_CITATION {&quot;citationID&quot;:&quot;bg2kp37jb&quot;,&quot;properties&quot;:{&quot;formattedCitation&quot;:&quot;[4]&quot;,&quot;plainCitation&quot;:&quot;[4]&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b3QH28wPVI"/><text:span text:style-name="T14">[4]</text:span><text:reference-mark-end text:name="ZOTERO_ITEM CSL_CITATION {&quot;citationID&quot;:&quot;bg2kp37jb&quot;,&quot;properties&quot;:{&quot;formattedCitation&quot;:&quot;[4]&quot;,&quot;plainCitation&quot;:&quot;[4]&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b3QH28wPVI"/><text:span text:style-name="T14"> y </text:span><text:span text:style-name="T11">Code Swarm</text:span><text:reference-mark-start text:name="ZOTERO_ITEM CSL_CITATION {&quot;citationID&quot;:&quot;b0n4etkal&quot;,&quot;properties&quot;:{&quot;formattedCitation&quot;:&quot;[5]&quot;,&quot;plainCitation&quot;:&quot;[5]&quot;},&quot;citationItems&quot;:[{&quot;id&quot;:10,&quot;uris&quot;:[&quot;http://zotero.org/users/3274719/items/5K4TJXAW&quot;],&quot;uri&quot;:[&quot;http://zotero.org/users/3274719/items/5K4TJXAW&quot;],&quot;itemData&quot;:{&quot;id&quot;:10,&quot;type&quot;:&quot;webpage&quot;,&quot;title&quot;:&quot;code_swarm&quot;,&quot;URL&quot;:&quot;http://www.michaelogawa.com/code_swarm/&quot;,&quot;accessed&quot;:{&quot;date-parts&quot;:[[&quot;2016&quot;,9,18]]}}}],&quot;schema&quot;:&quot;https://github.com/citation-style-language/schema/raw/master/csl-citation.json&quot;} RNDXxsmflei3D"/><text:span text:style-name="T14">[5]</text:span><text:reference-mark-end text:name="ZOTERO_ITEM CSL_CITATION {&quot;citationID&quot;:&quot;b0n4etkal&quot;,&quot;properties&quot;:{&quot;formattedCitation&quot;:&quot;[5]&quot;,&quot;plainCitation&quot;:&quot;[5]&quot;},&quot;citationItems&quot;:[{&quot;id&quot;:10,&quot;uris&quot;:[&quot;http://zotero.org/users/3274719/items/5K4TJXAW&quot;],&quot;uri&quot;:[&quot;http://zotero.org/users/3274719/items/5K4TJXAW&quot;],&quot;itemData&quot;:{&quot;id&quot;:10,&quot;type&quot;:&quot;webpage&quot;,&quot;title&quot;:&quot;code_swarm&quot;,&quot;URL&quot;:&quot;http://www.michaelogawa.com/code_swarm/&quot;,&quot;accessed&quot;:{&quot;date-parts&quot;:[[&quot;2016&quot;,9,18]]}}}],&quot;schema&quot;:&quot;https://github.com/citation-style-language/schema/raw/master/csl-citation.json&quot;} RNDXxsmflei3D"/><text:span text:style-name="T14"> se especializan en el </text:span><text:span text:style-name="T15">análisis</text:span><text:span text:style-name="T14"> a lo largo del tiempo de evolución de los proyectos fuente y del concepto visual que abarcan todas las </text:span><text:span text:style-name="T15">métricas</text:span><text:span text:style-name="T14"> relacionadas con las comunidades de proyectos FLOSS</text:span><text:span text:style-name="T14"><text:note text:id="ftn2" text:note-class="footnote"><text:note-citation>2</text:note-citation><text:note-body><text:p text:style-name="P2">FLOSS, <text:span text:style-name="T5">acrónimo</text:span> para Free <text:s/>and Libre / Open Source</text:p></text:note-body></text:note></text:span><text:span text:style-name="T14"> </text:span><text:span text:style-name="T18">y los repositorios abiertos de código</text:span><text:span text:style-name="T14">.</text:span></text:p>
      <text:p text:style-name="P5"><text:span text:style-name="T27">S</text:span><text:span text:style-name="T28">e puede entonces identificar un </text:span><text:span text:style-name="T29">área</text:span><text:span text:style-name="T28"> </text:span><text:span text:style-name="T33">de</text:span><text:span text:style-name="T28"> </text:span><text:span text:style-name="T33">exploración </text:span><text:span text:style-name="T28">donde la propuesta </text:span><text:span text:style-name="T33">justifica su </text:span><text:span text:style-name="T28">desarroll</text:span><text:span text:style-name="T33">o</text:span><text:span text:style-name="T28">, esta </text:span><text:span text:style-name="T29">área</text:span><text:span text:style-name="T28"> se ubica precisamente entre la relevancia de la </text:span><text:span text:style-name="T29">metáfora</text:span><text:span text:style-name="T28"> visual de la </text:span><text:span text:style-name="T29">representación</text:span><text:span text:style-name="T28"> del código fuente </text:span><text:span text:style-name="T33">como un organismo </text:span><text:span text:style-name="T28">combinada con la </text:span><text:span text:style-name="T29">metáfora</text:span><text:span text:style-name="T28"> de la </text:span><text:span text:style-name="T29">evolución</text:span><text:span text:style-name="T28"> </text:span><text:span text:style-name="T29">cronológica</text:span><text:span text:style-name="T28"> de </text:span><text:span text:style-name="T33">dicho organismo</text:span><text:span text:style-name="T28">. </text:span></text:p>
      <text:p text:style-name="P5"><text:span text:style-name="T28">Es decir una propuesta que vaya mas </text:span><text:span text:style-name="T29">allá</text:span><text:span text:style-name="T28"> de una “</text:span><text:span text:style-name="T29">fotografiá</text:span><text:span text:style-name="T28">” en un instante del tiempo como lo pueden ser los organismos representados por </text:span><text:span text:style-name="T13">Codeology</text:span><text:span text:style-name="T28">, </text:span><text:span text:style-name="T34">expandida</text:span><text:span text:style-name="T28"> con una funcionalidad que permita ver la evolución que ha tenido el proyecto </text:span><text:span text:style-name="T30">(como </text:span><text:span text:style-name="T12">Gource</text:span><text:span text:style-name="T30">) </text:span><text:span text:style-name="T28">y la </text:span><text:span text:style-name="T29">participación</text:span><text:span text:style-name="T28"> de las comunidades para </text:span><text:span text:style-name="T30">que </text:span><text:span text:style-name="T28">de esta manera se pueda entender a la pieza de software como un proceso </text:span><text:span text:style-name="T34">evolutivo</text:span><text:span text:style-name="T28">, al igual que un ser vivo que nace, crece se desarrolla y muere.</text:span></text:p>
      <text:p text:style-name="P4"><text:span text:style-name="T21">2</text:span><text:span text:style-name="T22">. Experiencia de sensibilización</text:span></text:p>
      <text:p text:style-name="P4"><text:span text:style-name="T35">Debido a que </text:span><text:span text:style-name="T36">en las conclusiones expuestas en el </text:span><text:span text:style-name="T35">estado del arte no se encontraron aproximaciones recientes respecto a instalaciones </text:span><text:span text:style-name="T36">artísticas</text:span><text:span text:style-name="T35"> que aproximen a un publico con las problemáticas que aborda el Movimiento por el Software Libre, se justifica el explorar caminos que desde el arte permitan sensibilizar </text:span><text:span text:style-name="T25">a la comunidad en general</text:span><text:span text:style-name="T35"> de la importancia en la </text:span><text:span text:style-name="T36">participación</text:span><text:span text:style-name="T35"> masiva y activa en estas iniciativas altruistas para construir mas y mejores herramientas de software que pueden beneficiar a muchas personas. </text:span><text:span text:style-name="T36">Dicha aproximación </text:span><text:span text:style-name="T35">se </text:span><text:span text:style-name="T36">constituiría</text:span><text:span text:style-name="T35"> como un aporte m</text:span><text:span text:style-name="T36">á</text:span><text:span text:style-name="T35">s al campo de la difusión de ideas respecto al empoderamiento </text:span><text:span text:style-name="T36">tecnológico</text:span><text:span text:style-name="T35"> y </text:span><text:span text:style-name="T36">en general a varios</text:span><text:span text:style-name="T35"> conceptos conexos a la </text:span><text:span text:style-name="T36">filosofía política </text:span><text:span text:style-name="T35">que impregnan distintos proyectos FLOSS </text:span><text:span text:style-name="T36">pero que a su vez también podría contribuir a la creación de espacios interdisciplinarios entre campos tales como la ingeniería de software y las artes visuales tan necesarios en la actualidad.</text:span></text:p>
      <text:p text:style-name="P4"><text:span text:style-name="T22">3.Acercamiento a los procesos de </text:span><text:span text:style-name="T23">desarrollo</text:span><text:span text:style-name="T22"> de S</text:span><text:span text:style-name="T24">oftware</text:span></text:p>
      <text:p text:style-name="P4"><text:span text:style-name="T31">En la actualidad proyectos como los ya mencionados no trascienden la barrera de lo interactivo mas </text:span><text:span text:style-name="T32">allá</text:span><text:span text:style-name="T31"> de los espacios en la web a </text:span><text:span text:style-name="T32">través</text:span><text:span text:style-name="T31"> de los cuales se pueden acceder. Permitir la </text:span><text:span text:style-name="T32">interacción</text:span><text:span text:style-name="T31"> en un espacio </text:span><text:span text:style-name="T32">físico</text:span><text:span text:style-name="T31"> de una </text:span><text:span text:style-name="T32">herramienta de software para la visualización de código fuente y su evolución en el tiempo, desde la perspectiva de lo encontrado en el estado del arte, se constituye como una propuesta innovadora, por lo menos desde una perspectiva académica.</text:span></text:p>
      <text:p text:style-name="P7"><text:span text:style-name="T8">Partiendo de la premisa bajo la cual se quiere transmitir la idea a un publico </text:span><text:span text:style-name="T6">del</text:span><text:span text:style-name="T8"> proceso evolutivo de los proyectos de software, se </text:span><text:span text:style-name="T7">justificaría</text:span><text:span text:style-name="T8"> a su vez realizar un ejercicio de </text:span><text:span text:style-name="T7">evaluación</text:span><text:span text:style-name="T8"> de la pertinencia de la </text:span><text:span text:style-name="T7">metáfora</text:span><text:span text:style-name="T8"> visual a presentar y si esta cumple o no con el objetivo de sensibilizar y transmitir la idea del software como proceso construido colectivamente </text:span><text:span text:style-name="T9">y que su calidad, soporte y continuidad dependen exclusivamente del apoyo que las personas depositan en las comunidades de proyectos FLOSS.</text:span></text:p>
      <text:p text:style-name="P10"/>
      <text:p text:style-name="P9"><text:soft-page-break/><text:span text:style-name="T37">4.</text:span>Bibliografía</text:p>
      <text:section text:style-name="Sect1" text:name="ZOTERO_BIBL {&quot;custom&quot;:[]} CSL_BIBLIOGRAPHY RND1VfUDg4onU">
        <text:p text:style-name="Bibliography_20_1">[1]<text:tab/>F. Beck, «Software Feathers figurative visualization of software metrics», en <text:span text:style-name="T10">2014 International Conference on Information Visualization Theory and Applications (IVAPP)</text:span>, 2014, pp. 5-16.</text:p>
        <text:p text:style-name="Bibliography_20_1">[2]<text:tab/>«Codeology». [En línea]. Disponible en: http://codeology.braintreepayments.com/. [Accedido: 19-sep-2016].</text:p>
        <text:p text:style-name="Bibliography_20_1">[3]<text:tab/>«Malwarez». [En línea]. Disponible en: http://sq.ro/malwarez.htm#. [Accedido: 19-sep-2016].</text:p>
        <text:p text:style-name="Bibliography_20_1">[4]<text:tab/>«Gource - a software version control visualization tool». [En línea]. Disponible en: http://gource.io/. [Accedido: 26-ago-2016].</text:p>
        <text:p text:style-name="Bibliography_20_1">[5]<text:tab/>«code_swarm». [En línea]. Disponible en: http://www.michaelogawa.com/code_swarm/. [Accedido: 18-sep-2016].</text:p>
      </text:section>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class="text"/>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1T16:21:58.964789249</meta:creation-date>
    <dc:date>2016-11-08T17:49:46.555146822</dc:date>
    <meta:editing-duration>PT7H37M9S</meta:editing-duration>
    <meta:editing-cycles>28</meta:editing-cycles>
    <meta:generator>LibreOffice/5.2.1.2$Linux_X86_64 LibreOffice_project/31dd62db80d4e60af04904455ec9c9219178d620</meta:generator>
    <meta:document-statistic meta:table-count="0" meta:image-count="0" meta:object-count="0" meta:page-count="2" meta:paragraph-count="21" meta:word-count="701" meta:character-count="4707" meta:non-whitespace-character-count="4023"/>
    <meta:user-defined meta:name="ZOTERO_PREF_1">&lt;data data-version="3" zotero-version="4.0.29.10"&gt;&lt;session id="yRgFP73a"/&gt;&lt;style id="http://www.zotero.org/styles/ieee" locale="es-ES"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